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ime: 137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9884" calcext:value-type="float">
            <text:p>70.9884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99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0857" calcext:value-type="float">
            <text:p>71.0857</text:p>
          </table:table-cell>
          <table:table-cell office:value-type="string" calcext:value-type="string">
            <text:p><text:s/>FAILURE 6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348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float" office:value="69.3864" calcext:value-type="float">
            <text:p>69.3864</text:p>
          </table:table-cell>
          <table:table-cell office:value-type="string" calcext:value-type="string">
            <text:p><text:s/>FAILURE 4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<text:s/>ELLIGIBLE</text:p>
          </table:table-cell>
        </table:table-row>
        <table:table-row table:style-name="ro1">
          <table:table-cell office:value-type="string" calcext:value-type="string">
            <text:p>Time: 145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3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: 7017</text:p>
          </table:table-cell>
          <table:table-cell office:value-type="string" calcext:value-type="string">
            <text:p><text:s/>Behaviour: 1</text:p>
          </table:table-cell>
          <table:table-cell table:style-name="ce1" office:value-type="string" calcext:value-type="string">
            <text:p><text:s/>Fault: 4</text:p>
          </table:table-cell>
          <table:table-cell office:value-type="float" office:value="70.8286" calcext:value-type="float">
            <text:p>70.8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14396</text:p>
          </table:table-cell>
          <table:table-cell office:value-type="string" calcext:value-type="string">
            <text:p><text:s/>Behaviour: 1</text:p>
          </table:table-cell>
          <table:table-cell table:style-name="ce2" office:value-type="string" calcext:value-type="string">
            <text:p><text:s/>Fault: 1</text:p>
          </table:table-cell>
          <table:table-cell office:value-type="float" office:value="70.7107" calcext:value-type="float">
            <text:p>70.7107</text:p>
          </table:table-cell>
          <table:table-cell office:value-type="string" calcext:value-type="string">
            <text:p><text:s/>FAILURE 4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9486</text:p>
          </table:table-cell>
          <table:table-cell office:value-type="string" calcext:value-type="string">
            <text:p><text:s/>Behaviour: 1</text:p>
          </table:table-cell>
          <table:table-cell table:style-name="ce2" office:value-type="string" calcext:value-type="string">
            <text:p><text:s/>Fault: 3</text:p>
          </table:table-cell>
          <table:table-cell office:value-type="float" office:value="70.8286" calcext:value-type="float">
            <text:p>70.8286</text:p>
          </table:table-cell>
          <table:table-cell office:value-type="string" calcext:value-type="string">
            <text:p><text:s/>FAILURE 5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76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9884" calcext:value-type="float">
            <text:p>70.9884</text:p>
          </table:table-cell>
          <table:table-cell office:value-type="string" calcext:value-type="string">
            <text:p><text:s/>FAILURE 3</text:p>
          </table:table-cell>
          <table:table-cell office:value-type="float" office:value="70.9884" calcext:value-type="float">
            <text:p>70.9884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LLIGIBL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: 8673</text:p>
          </table:table-cell>
          <table:table-cell office:value-type="string" calcext:value-type="string">
            <text:p><text:s/>Behaviour: 1</text:p>
          </table:table-cell>
          <table:table-cell table:style-name="ce1" office:value-type="string" calcext:value-type="string">
            <text:p><text:s/>Fault: 5</text:p>
          </table:table-cell>
          <table:table-cell office:value-type="float" office:value="70.9468" calcext:value-type="float">
            <text:p>70.9468</text:p>
          </table:table-cell>
          <table:table-cell office:value-type="string" calcext:value-type="string">
            <text:p><text:s/>FAILURE 3</text:p>
          </table:table-cell>
          <table:table-cell office:value-type="float" office:value="70.9468" calcext:value-type="float">
            <text:p>70.9468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: 117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12330</text:p>
          </table:table-cell>
          <table:table-cell office:value-type="string" calcext:value-type="string">
            <text:p><text:s/>Behaviour: 1</text:p>
          </table:table-cell>
          <table:table-cell table:style-name="ce1" office:value-type="string" calcext:value-type="string">
            <text:p><text:s/>Fault: 5</text:p>
          </table:table-cell>
          <table:table-cell table:number-columns-repeated="2" office:value-type="float" office:value="70.9468" calcext:value-type="float">
            <text:p>70.9468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ime: 137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ime: 82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7672" calcext:value-type="float">
            <text:p>68.7672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120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90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6.5913" calcext:value-type="float">
            <text:p>66.5913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30059</text:p>
          </table:table-cell>
          <table:table-cell office:value-type="string" calcext:value-type="string">
            <text:p><text:s/>Behaviour: 2</text:p>
          </table:table-cell>
          <table:table-cell table:style-name="ce2"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ime: 25360</text:p>
          </table:table-cell>
          <table:table-cell office:value-type="string" calcext:value-type="string">
            <text:p><text:s/>Behaviour: 1</text:p>
          </table:table-cell>
          <table:table-cell table:style-name="ce2" office:value-type="string" calcext:value-type="string">
            <text:p><text:s/>Fault: 4</text:p>
          </table:table-cell>
          <table:table-cell office:value-type="float" office:value="68.3369" calcext:value-type="float">
            <text:p>68.3369</text:p>
          </table:table-cell>
          <table:table-cell office:value-type="string" calcext:value-type="string">
            <text:p><text:s/>FAILURE 1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272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ime: 8306</text:p>
          </table:table-cell>
          <table:table-cell office:value-type="string" calcext:value-type="string">
            <text:p><text:s/>Behaviour: 1</text:p>
          </table:table-cell>
          <table:table-cell table:style-name="ce2" office:value-type="string" calcext:value-type="string">
            <text:p><text:s/>Fault: 1</text:p>
          </table:table-cell>
          <table:table-cell office:value-type="float" office:value="69.2798" calcext:value-type="float">
            <text:p>69.2798</text:p>
          </table:table-cell>
          <table:table-cell office:value-type="string" calcext:value-type="string">
            <text:p><text:s/>FAILURE 3</text:p>
          </table:table-cell>
          <table:table-cell office:value-type="float" office:value="69.2798" calcext:value-type="float">
            <text:p>69.2798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: 277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ime: 79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6477" calcext:value-type="float">
            <text:p>68.6477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6898</text:p>
          </table:table-cell>
          <table:table-cell office:value-type="string" calcext:value-type="string">
            <text:p><text:s/>Behaviour: 1</text:p>
          </table:table-cell>
          <table:table-cell table:style-name="ce2" office:value-type="string" calcext:value-type="string">
            <text:p><text:s/>Fault: 1</text:p>
          </table:table-cell>
          <table:table-cell office:value-type="float" office:value="71.184" calcext:value-type="float">
            <text:p>71.184</text:p>
          </table:table-cell>
          <table:table-cell office:value-type="string" calcext:value-type="string">
            <text:p><text:s/>FAILURE 3</text:p>
          </table:table-cell>
          <table:table-cell office:value-type="float" office:value="71.184" calcext:value-type="float">
            <text:p>71.184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me: 353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float" office:value="74.2082" calcext:value-type="float">
            <text:p>74.2082</text:p>
          </table:table-cell>
          <table:table-cell office:value-type="string" calcext:value-type="string">
            <text:p><text:s/>FAILURE 4</text:p>
          </table:table-cell>
          <table:table-cell office:value-type="string" calcext:value-type="string">
            <text:p><text:s/>n/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: 25774</text:p>
          </table:table-cell>
          <table:table-cell office:value-type="string" calcext:value-type="string">
            <text:p><text:s/>Behaviour: 1</text:p>
          </table:table-cell>
          <table:table-cell table:style-name="ce1" office:value-type="string" calcext:value-type="string">
            <text:p><text:s/>Fault: 5</text:p>
          </table:table-cell>
          <table:table-cell office:value-type="float" office:value="69.2812" calcext:value-type="float">
            <text:p>69.2812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12383</text:p>
          </table:table-cell>
          <table:table-cell office:value-type="string" calcext:value-type="string">
            <text:p><text:s/>Behaviour: 1</text:p>
          </table:table-cell>
          <table:table-cell table:style-name="ce2"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14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9.5046" calcext:value-type="float">
            <text:p>69.504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me: 289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3321" calcext:value-type="float">
            <text:p>70.3321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LLIGIBLE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4:41:47.837783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1:48:36.372806718</meta:creation-date>
    <dc:date>2017-06-26T14:50:58.613996821</dc:date>
    <meta:editing-duration>PT5M38S</meta:editing-duration>
    <meta:editing-cycles>2</meta:editing-cycles>
    <meta:generator>LibreOffice/4.2.8.2$Linux_X86_64 LibreOffice_project/420m0$Build-2</meta:generator>
    <meta:document-statistic meta:table-count="1" meta:cell-count="339" meta:object-count="0"/>
  </office:meta>
</office:document-meta>
</file>